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9b9" officeooo:paragraph-rsid="001b99b9"/>
    </style:style>
    <style:style style:name="P2" style:family="paragraph" style:parent-style-name="Standard">
      <style:text-properties officeooo:rsid="001c5dde" officeooo:paragraph-rsid="001c5dde"/>
    </style:style>
    <style:style style:name="P3" style:family="paragraph" style:parent-style-name="Standard">
      <style:text-properties officeooo:rsid="001ec094" officeooo:paragraph-rsid="001ec094"/>
    </style:style>
    <style:style style:name="P4" style:family="paragraph" style:parent-style-name="Standard">
      <style:text-properties officeooo:rsid="0020bd0d" officeooo:paragraph-rsid="0020bd0d"/>
    </style:style>
    <style:style style:name="P5" style:family="paragraph" style:parent-style-name="Standard">
      <style:text-properties officeooo:rsid="0027e41a" officeooo:paragraph-rsid="0027e41a"/>
    </style:style>
    <style:style style:name="P6" style:family="paragraph" style:parent-style-name="Standard">
      <style:text-properties officeooo:rsid="002f3f17" officeooo:paragraph-rsid="002f3f17"/>
    </style:style>
    <style:style style:name="P7" style:family="paragraph" style:parent-style-name="Standard">
      <style:text-properties officeooo:rsid="0030acb5" officeooo:paragraph-rsid="0030acb5"/>
    </style:style>
    <style:style style:name="T1" style:family="text">
      <style:text-properties officeooo:rsid="001dff5a"/>
    </style:style>
    <style:style style:name="T2" style:family="text">
      <style:text-properties officeooo:rsid="0021e6a8"/>
    </style:style>
    <style:style style:name="T3" style:family="text">
      <style:text-properties officeooo:rsid="0025199f"/>
    </style:style>
    <style:style style:name="T4" style:family="text">
      <style:text-properties officeooo:rsid="0026f902"/>
    </style:style>
    <style:style style:name="T5" style:family="text">
      <style:text-properties officeooo:rsid="00287d3c"/>
    </style:style>
    <style:style style:name="T6" style:family="text">
      <style:text-properties officeooo:rsid="00298942"/>
    </style:style>
    <style:style style:name="T7" style:family="text">
      <style:text-properties officeooo:rsid="002a273a"/>
    </style:style>
    <style:style style:name="T8" style:family="text">
      <style:text-properties officeooo:rsid="002adc36"/>
    </style:style>
    <style:style style:name="T9" style:family="text">
      <style:text-properties officeooo:rsid="002be64e"/>
    </style:style>
    <style:style style:name="T10" style:family="text">
      <style:text-properties officeooo:rsid="002db05d"/>
    </style:style>
    <style:style style:name="T11" style:family="text">
      <style:text-properties officeooo:rsid="0030a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</text:p>
      <text:p text:style-name="P1"/>
      <text:p text:style-name="P1">tipos de linguagens de programação </text:p>
      <text:p text:style-name="P1"/>
      <text:p text:style-name="P2">conceito </text:p>
      <text:p text:style-name="P2">-<text:span text:style-name="T1">nos dias de hoje, os programadores costumam usar linguagens de programação de ‘alto nível’, ou seja, uma linguagem mais próxima da linguagem humana, em vez de usar a linguagem de máquina, que é mais complexa e binária. </text:span></text:p>
      <text:p text:style-name="P2"/>
      <text:p text:style-name="P3">Tipos de linguagem de programação </text:p>
      <text:p text:style-name="P4">compilada: </text:p>
      <text:p text:style-name="P4">-<text:span text:style-name="T2">é aquela que passa por processo de tradução (compilação), </text:span><text:span text:style-name="T3">convertendo a linguagem de alto nível para código de máquina (binária)</text:span><text:span text:style-name="T2"> com antecedência e o código é necessariamente executável </text:span></text:p>
      <text:p text:style-name="P4">-<text:span text:style-name="T4">tem melhor desempenho do que a interpretada </text:span></text:p>
      <text:p text:style-name="P4"/>
      <text:p text:style-name="P5">linguagem dinâmica ou interpretada </text:p>
      <text:p text:style-name="P5">-<text:span text:style-name="T5">são linguagens de programação, onde, o software escrito pelo desenvolvedor não será compilado em código binário específico para aquela CPU. </text:span></text:p>
      <text:p text:style-name="P5">-<text:span text:style-name="T6">o interpretador, no momento em que deseja executar aquele código, linha a linha, interpreta as instruções, diferente da linguagem compilada </text:span></text:p>
      <text:p text:style-name="P5">-<text:span text:style-name="T7">é feito em tempo de execução, </text:span><text:span text:style-name="T8">são script, são mais alto nível</text:span></text:p>
      <text:p text:style-name="P5">-<text:span text:style-name="T9">aumenta a produtividade do desenvolvedor </text:span></text:p>
      <text:p text:style-name="P5">-<text:span text:style-name="T10">a desvantagem é que, uma vez que o pc vai interpretar linha a linha para ae executar, tende a ser mais lento </text:span></text:p>
      <text:p text:style-name="P5"/>
      <text:p text:style-name="P6">tendências </text:p>
      <text:p text:style-name="P6">-<text:span text:style-name="T11">a tendência é o uso de lunguagens dinâmicas/interpretadas, pela maior facilidade, tendo em vista que a maior demanda é ter desenvolvedores 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8:27:42.305000000</meta:creation-date>
    <dc:date>2024-01-16T13:26:02.308000000</dc:date>
    <meta:editing-duration>PT5H37M49S</meta:editing-duration>
    <meta:editing-cycles>19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6" meta:word-count="191" meta:character-count="1231" meta:non-whitespace-character-count="1042"/>
  </office:meta>
</office:document-meta>
</file>